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5.3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rait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table:style-name="ce1" office:value-type="string">
            <text:p>User Defined</text:p>
          </table:table-cell>
          <table:table-cell table:number-columns-repeated="2"/>
        </table:table-row>
        <table:table-row table:style-name="ro2">
          <table:table-cell office:value-type="string">
            <text:p>Type</text:p>
          </table:table-cell>
          <table:table-cell office:value-type="string">
            <text:p>0-4</text:p>
          </table:table-cell>
          <table:table-cell office:value-type="string">
            <text:p>0 is drums, 1 is sfx, 2 is melodic, 3 is harmonic, 4 is other/mixed</text:p>
          </table:table-cell>
        </table:table-row>
        <table:table-row table:style-name="ro1">
          <table:table-cell office:value-type="string">
            <text:p>Voices</text:p>
          </table:table-cell>
          <table:table-cell office:value-type="string">
            <text:p>1-16</text:p>
          </table:table-cell>
          <table:table-cell office:value-type="string">
            <text:p>Number of voices in clip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0-255</text:p>
          </table:table-cell>
          <table:table-cell office:value-type="string">
            <text:p>Speed of internal rhythms, 0 is slowest, 255 is fastest.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0-24</text:p>
          </table:table-cell>
          <table:table-cell office:value-type="string">
            <text:p>0 is NA, 1 through 12 is A through A flat major, 13-24 is A through A flat minor</text:p>
          </table:table-cell>
        </table:table-row>
        <table:table-row table:style-name="ro2">
          <table:table-cell office:value-type="string">
            <text:p>Angst</text:p>
          </table:table-cell>
          <table:table-cell office:value-type="string">
            <text:p>0-255</text:p>
          </table:table-cell>
          <table:table-cell office:value-type="string">
            <text:p>0 is happiest, 255 is most angsty</text:p>
          </table:table-cell>
        </table:table-row>
        <table:table-row table:style-name="ro1">
          <table:table-cell office:value-type="string">
            <text:p>Loop</text:p>
          </table:table-cell>
          <table:table-cell office:value-type="string">
            <text:p>0-1</text:p>
          </table:table-cell>
          <table:table-cell office:value-type="string">
            <text:p>0 is not a loop, 1 is a loo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nalyzed</text:p>
          </table:table-cell>
          <table:table-cell table:number-columns-repeated="2"/>
        </table:table-row>
        <table:table-row table:style-name="ro1">
          <table:table-cell office:value-type="string">
            <text:p>BPM</text:p>
          </table:table-cell>
          <table:table-cell office:value-type="string">
            <text:p>20-400</text:p>
          </table:table-cell>
          <table:table-cell office:value-type="string">
            <text:p>Beats Per Minute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(ms)</text:p>
          </table:table-cell>
          <table:table-cell office:value-type="string">
            <text:p>Length of clip</text:p>
          </table:table-cell>
        </table:table-row>
        <table:table-row table:style-name="ro1">
          <table:table-cell office:value-type="string">
            <text:p>Brightness</text:p>
          </table:table-cell>
          <table:table-cell office:value-type="string">
            <text:p>0-255</text:p>
          </table:table-cell>
          <table:table-cell office:value-type="string">
            <text:p>Brightness of clip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string">
            <text:p>0-1</text:p>
          </table:table-cell>
          <table:table-cell office:value-type="string">
            <text:p>Average gain</text:p>
          </table:table-cell>
        </table:table-row>
        <table:table-row table:style-name="ro1">
          <table:table-cell office:value-type="string">
            <text:p>Noisiness</text:p>
          </table:table-cell>
          <table:table-cell office:value-type="string">
            <text:p>0-1</text:p>
          </table:table-cell>
          <table:table-cell office:value-type="string">
            <text:p>Noisiness of clip</text:p>
          </table:table-cell>
        </table:table-row>
        <table:table-row table:style-name="ro1">
          <table:table-cell office:value-type="string">
            <text:p>Punch</text:p>
          </table:table-cell>
          <table:table-cell office:value-type="string">
            <text:p>0-16 Hz</text:p>
          </table:table-cell>
          <table:table-cell office:value-type="string">
            <text:p>Calculated by number of onsets per second.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0-16000 Hz</text:p>
          </table:table-cell>
          <table:table-cell office:value-type="string">
            <text:p>Average frequency of cli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9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Cummings</meta:initial-creator>
    <meta:creation-date>2011-04-07T19:51:46.33</meta:creation-date>
    <dc:date>2011-04-07T19:55:10.47</dc:date>
    <dc:creator>David Cummings</dc:creator>
    <meta:editing-duration>PT00H03M22S</meta:editing-duration>
    <meta:editing-cycles>3</meta:editing-cycles>
    <meta:generator>OpenOffice.org/3.2$Win32 OpenOffice.org_project/320m18$Build-9502</meta:generator>
    <meta:document-statistic meta:table-count="3" meta:cell-count="44" meta:object-count="0"/>
  </office:meta>
</office:document-meta>
</file>